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8470" officeooo:paragraph-rsid="001484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 acordo com as mais recentes pesquisas, eu não sou obrigada a nad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15:28:55.927389531</meta:creation-date>
    <dc:date>2021-07-02T15:30:01.595945217</dc:date>
    <meta:editing-duration>PT1M6S</meta:editing-duration>
    <meta:editing-cycles>1</meta:editing-cycles>
    <meta:document-statistic meta:table-count="0" meta:image-count="0" meta:object-count="0" meta:page-count="1" meta:paragraph-count="1" meta:word-count="13" meta:character-count="69" meta:non-whitespace-character-count="56"/>
    <meta:generator>LibreOffice/6.1.5.2$Linux_X86_64 LibreOffice_project/10$Build-2</meta:generator>
  </office:meta>
</office:document-meta>
</file>